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ilding a Million Particle System</text:p>
      <text:p text:style-name="P1"/>
      <text:p text:style-name="P1">Introduction</text:p>
      <text:p text:style-name="P2">In real-time physics simulation, a particle refers to an object that has no physical extent. Because of this, collision detection is greatly simplified compared to ordinary triangle meshes or simple 3d objects. This allows a great number of them to be simulated quite cheaply. As a result they are used to simulate effects where there many small, similar elements interacting with the environment or each other. Some effects that can be simulated using particles include smoke, fire, explosions or even some fluid simulations. To simulate these effects convincingly, often a large number of particles need to be simulated. Simulating particles purely on the CPU can restrict the number of particles that can be used in real-time. Since simulating particles can be easily parallelised, using the GPU to perform part or all of the simulation becomes an attractive idea. The work described in this document is based on the technique outlined in “Building a Million Particle System” \cite{million}. In that paper, the author proposes using the GPU to simulate a vast amount of particles, with the target being a million. The </text:p>
      <text:p text:style-name="P2"><text:span text:style-name="T1"/></text:p>
      <text:p text:style-name="P1">Implementation</text:p>
      <text:p text:style-name="P1"/>
      <text:p text:style-name="P1">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wen Mooney</meta:initial-creator>
    <meta:creation-date>2012-03-31T16:06:13.89</meta:creation-date>
    <dc:date>2012-03-31T16:46:48.38</dc:date>
    <dc:creator>Owen Mooney</dc:creator>
    <meta:editing-duration>PT00H40M35S</meta:editing-duration>
    <meta:editing-cycles>5</meta:editing-cycles>
    <meta:generator>OpenOffice.org/3.2$Win32 OpenOffice.org_project/320m12$Build-9483</meta:generator>
    <meta:document-statistic meta:table-count="0" meta:image-count="0" meta:object-count="0" meta:page-count="1" meta:paragraph-count="5" meta:word-count="189" meta:character-count="1188"/>
  </office:meta>
</office:document-meta>
</file>